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20.75cm" fo:min-width="13.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2.35cm" fo:min-width="27.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16cm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text-properties fo:color="#ffffff" fo:font-size="28pt" style:font-size-asian="28pt" style:font-size-complex="28pt"/>
    </style:style>
    <style:style style:name="P3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ff6600" fo:font-size="28pt" style:font-size-asian="28pt" style:font-size-complex="28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style-name="gr1" draw:text-style-name="P1" draw:layer="layout" svg:width="14.4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1.5cm" svg:height="18.646cm" svg:x="1.3cm" svg:y="1.8cm">
          <draw:text-box>
            <text:p text:style-name="P2"><text:span text:style-name="T1">토익스피킹</text:span><text:span text:style-name="T2">을 </text:span></text:p>
            <text:p text:style-name="P2"><text:span text:style-name="T2"><text:s text:c="5"/></text:span><text:span text:style-name="T2">준비하는 </text:span></text:p>
            <text:p text:style-name="P2"><text:span text:style-name="T2"><text:s text:c="7"/></text:span><text:span text:style-name="T2">영혼들에게 </text:span></text:p>
            <text:p text:style-name="P2"><text:span text:style-name="T2"><text:s text:c="9"/></text:span><text:span text:style-name="T2">바치는 </text:span><text:span text:style-name="T1">프로젝트</text:span></text:p>
            <text:p text:style-name="P2"><text:span text:style-name="T2"/></text:p>
            <text:p text:style-name="P2"><text:span text:style-name="T2"/></text:p>
            <text:p text:style-name="P2"><text:span text:style-name="T1">E</text:span><text:span text:style-name="T2">nglish</text:span></text:p>
            <text:p text:style-name="P2"><text:span text:style-name="T1">M</text:span><text:span text:style-name="T2">ock</text:span></text:p>
            <text:p text:style-name="P2"><text:span text:style-name="T1">T</text:span><text:span text:style-name="T2">est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 text:c="10"/></text:span><text:span text:style-name="T2"><text:tab/></text:span><text:span text:style-name="T2"> <text:s text:c="2"/></text:span><text:span text:style-name="T3">팀장 </text:span><text:span text:style-name="T3">: </text:span><text:span text:style-name="T3">김지훈</text:span></text:p>
            <text:p text:style-name="P2"><text:span text:style-name="T3"><text:tab/></text:span><text:span text:style-name="T3"><text:tab/></text:span><text:span text:style-name="T3"><text:tab/></text:span><text:span text:style-name="T3"> <text:s text:c="4"/></text:span><text:span text:style-name="T3">팀원 </text:span><text:span text:style-name="T3">: </text:span><text:span text:style-name="T3">김인원</text:span><text:span text:style-name="T3">, </text:span><text:span text:style-name="T3">유오성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 <text:s text:c="7"/></text:span><text:span text:style-name="T3">최진철</text:span><text:span text:style-name="T3">, </text:span><text:span text:style-name="T3">허병우</text:span></text:p>
            <text:p text:style-name="P2"><text:span text:style-name="T3"><text:tab/></text:span><text:span text:style-name="T3"><text:tab/>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/text:p>
            <text:p text:style-name="P2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office:forms form:automatic-focus="false" form:apply-design-mode="false"/>
        <draw:custom-shape draw:style-name="gr4" draw:text-style-name="P1" draw:layer="layout" svg:width="28cm" svg:height="2.6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6.3cm" svg:height="1.666cm" svg:x="0.7cm" svg:y="0.534cm">
          <draw:text-box>
            <text:p text:style-name="P2"><text:span text:style-name="T2">1. </text:span><text:span text:style-name="T2">프로젝트 소개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office:forms form:automatic-focus="false" form:apply-design-mode="false"/>
        <draw:custom-shape draw:style-name="gr4" draw:text-style-name="P1" draw:layer="layout" svg:width="28cm" svg:height="2.6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6.3cm" svg:height="1.666cm" svg:x="0.7cm" svg:y="0.534cm">
          <draw:text-box>
            <text:p text:style-name="P2"><text:span text:style-name="T2">2. </text:span><text:span text:style-name="T2">개발환경 </text:span><text:span text:style-name="T2">/ </text:span><text:span text:style-name="T2">사용기술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office:forms form:automatic-focus="false" form:apply-design-mode="false"/>
        <draw:custom-shape draw:style-name="gr4" draw:text-style-name="P1" draw:layer="layout" svg:width="28cm" svg:height="2.6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6.3cm" svg:height="1.666cm" svg:x="0.7cm" svg:y="0.534cm">
          <draw:text-box>
            <text:p text:style-name="P2"><text:span text:style-name="T2">3. </text:span><text:span text:style-name="T2">기능정의서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office:forms form:automatic-focus="false" form:apply-design-mode="false"/>
        <draw:custom-shape draw:style-name="gr4" draw:text-style-name="P1" draw:layer="layout" svg:width="28cm" svg:height="2.6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6.3cm" svg:height="1.666cm" svg:x="0.7cm" svg:y="0.534cm">
          <draw:text-box>
            <text:p text:style-name="P2"><text:span text:style-name="T2">4. </text:span><text:span text:style-name="T2">유스케이스 다이어그램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office:forms form:automatic-focus="false" form:apply-design-mode="false"/>
        <draw:custom-shape draw:style-name="gr4" draw:text-style-name="P1" draw:layer="layout" svg:width="28cm" svg:height="2.6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6.3cm" svg:height="1.666cm" svg:x="0.7cm" svg:y="0.534cm">
          <draw:text-box>
            <text:p text:style-name="P2"><text:span text:style-name="T2">5. </text:span><text:span text:style-name="T2">클래스 다이어그램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office:forms form:automatic-focus="false" form:apply-design-mode="false"/>
        <draw:custom-shape draw:style-name="gr4" draw:text-style-name="P1" draw:layer="layout" svg:width="28cm" svg:height="2.6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6.3cm" svg:height="1.666cm" svg:x="0.7cm" svg:y="0.534cm">
          <draw:text-box>
            <text:p text:style-name="P2"><text:span text:style-name="T2">6. ER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0">
        <office:forms form:automatic-focus="false" form:apply-design-mode="false"/>
        <draw:custom-shape draw:style-name="gr4" draw:text-style-name="P1" draw:layer="layout" svg:width="28cm" svg:height="2.6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6.3cm" svg:height="1.666cm" svg:x="0.7cm" svg:y="0.534cm">
          <draw:text-box>
            <text:p text:style-name="P2"><text:span text:style-name="T2">7. </text:span><text:span text:style-name="T2">시연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9T12:42:00.497000000</meta:creation-date>
    <dc:date>2016-03-29T13:26:54.084000000</dc:date>
    <meta:editing-duration>PT44M52S</meta:editing-duration>
    <meta:editing-cycles>7</meta:editing-cycles>
    <meta:generator>LibreOffice/5.0.5.2$Windows_x86 LibreOffice_project/55b006a02d247b5f7215fc6ea0fde844b30035b3</meta:generator>
    <meta:document-statistic meta:object-count="53"/>
  </office:meta>
</office:document-meta>
</file>